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 SemiBold" svg:font-family="'Montserrat SemiBold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4c7dc" draw:fill-color="#5983b0" draw:textarea-horizontal-align="justify" draw:textarea-vertical-align="middle" draw:auto-grow-height="false" fo:min-height="1.338cm" fo:min-width="24.583cm"/>
      <style:paragraph-properties style:writing-mode="lr-tb"/>
    </style:style>
    <style:style style:name="gr2" style:family="graphic" style:parent-style-name="standard">
      <style:graphic-properties svg:stroke-color="#b4c7dc" draw:fill-color="#ffffff" draw:textarea-horizontal-align="justify" draw:textarea-vertical-align="middle" draw:auto-grow-height="false" fo:min-height="1.338cm" fo:min-width="7.655cm"/>
      <style:paragraph-properties style:writing-mode="lr-tb"/>
    </style:style>
    <style:style style:name="gr3" style:family="graphic" style:parent-style-name="standard">
      <style:graphic-properties svg:stroke-color="#b4c7dc" draw:fill-color="#ffffff" draw:textarea-horizontal-align="justify" draw:textarea-vertical-align="top" draw:auto-grow-height="false" fo:min-height="3.27cm" fo:min-width="7.655cm"/>
      <style:paragraph-properties style:writing-mode="lr-tb"/>
    </style:style>
    <style:style style:name="gr4" style:family="graphic" style:parent-style-name="standard">
      <style:graphic-properties svg:stroke-color="#b4c7dc" draw:fill-color="#ffffff" draw:textarea-horizontal-align="justify" draw:textarea-vertical-align="top" draw:auto-grow-height="false" fo:min-height="4.248cm" fo:min-width="7.655cm"/>
      <style:paragraph-properties style:writing-mode="lr-tb"/>
    </style:style>
    <style:style style:name="P1" style:family="paragraph">
      <style:paragraph-properties fo:text-align="start"/>
      <style:text-properties fo:color="#ffffff" loext:opacity="100%" style:font-name="Montserrat SemiBold" fo:font-weight="bold" style:font-weight-asian="bold" style:font-weight-complex="bold"/>
    </style:style>
    <style:style style:name="P2" style:family="paragraph">
      <loext:graphic-properties draw:fill-color="#5983b0"/>
      <style:paragraph-properties fo:text-align="start"/>
      <style:text-properties fo:color="#ffffff" loext:opacity="100%" style:font-name="Montserrat SemiBold" fo:font-weight="bold" style:font-weight-asian="bold" style:font-weight-complex="bold"/>
    </style:style>
    <style:style style:name="P3" style:family="paragraph">
      <style:paragraph-properties fo:text-align="start"/>
      <style:text-properties fo:color="#666666" loext:opacity="100%" style:font-name="Montserrat SemiBold" fo:font-weight="bold" style:font-weight-asian="bold" style:font-weight-complex="bold"/>
    </style:style>
    <style:style style:name="P4" style:family="paragraph">
      <loext:graphic-properties draw:fill-color="#ffffff"/>
      <style:paragraph-properties fo:text-align="start"/>
      <style:text-properties fo:color="#666666" loext:opacity="100%" style:font-name="Montserrat SemiBold" fo:font-weight="bold" style:font-weight-asian="bold" style:font-weight-complex="bold"/>
    </style:style>
    <style:style style:name="P5" style:family="paragraph">
      <style:paragraph-properties fo:text-align="start"/>
      <style:text-properties fo:color="#666666" loext:opacity="100%" style:font-name="Montserrat SemiBold"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-color="#ffffff"/>
      <style:paragraph-properties fo:text-align="start"/>
      <style:text-properties fo:color="#666666" loext:opacity="100%" style:font-name="Montserrat SemiBold" fo:font-size="12pt" fo:font-weight="normal" style:font-size-asian="12pt" style:font-weight-asian="normal" style:font-size-complex="12pt" style:font-weight-complex="normal"/>
    </style:style>
    <style:style style:name="P7" style:family="paragraph">
      <style:paragraph-properties fo:text-align="start"/>
      <style:text-properties fo:color="#666666" loext:opacity="100%" style:font-name="Montserrat SemiBold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fffff"/>
      <style:paragraph-properties fo:text-align="start"/>
      <style:text-properties fo:color="#666666" loext:opacity="100%" style:font-name="Montserrat SemiBold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loext:opacity="100%" style:font-name="Montserrat SemiBold" fo:font-weight="bold" style:font-weight-asian="bold" style:font-weight-complex="bold"/>
    </style:style>
    <style:style style:name="T2" style:family="text">
      <style:text-properties fo:color="#666666" loext:opacity="100%" style:font-name="Montserrat SemiBold" fo:font-weight="bold" style:font-weight-asian="bold" style:font-weight-complex="bold"/>
    </style:style>
    <style:style style:name="T3" style:family="text">
      <style:text-properties fo:color="#666666" loext:opacity="100%" style:font-name="Montserrat SemiBold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666666" loext:opacity="100%" style:font-name="Montserrat SemiBol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083cm" svg:height="1.588cm" svg:x="1.417cm" svg:y="1.717cm">
          <text:p text:style-name="P1"><text:span text:style-name="T1">Usuarios de Abogabo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155cm" svg:height="1.588cm" svg:x="1.417cm" svg:y="3.817cm">
          <text:p text:style-name="P3"><text:span text:style-name="T2">Público demográfic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155cm" svg:height="1.588cm" svg:x="18.317cm" svg:y="3.817cm">
          <text:p text:style-name="P3"><text:span text:style-name="T2">Psicografí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155cm" svg:height="1.588cm" svg:x="9.917cm" svg:y="3.817cm">
          <text:p text:style-name="P3"><text:span text:style-name="T2">Ubicació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155cm" svg:height="3.52cm" svg:x="1.417cm" svg:y="5.817cm">
          <text:p text:style-name="P5"><text:span text:style-name="T3">- Personas entre 25 y 60 años.</text:span></text:p>
          <text:p text:style-name="P5"><text:span text:style-name="T3"/></text:p>
          <text:p text:style-name="P5"><text:span text:style-name="T3">- Conocimientos básicos de computación.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8.155cm" svg:height="3.52cm" svg:x="9.917cm" svg:y="5.817cm">
          <text:p text:style-name="P7"><text:span text:style-name="T4">- Personas que vivan en el interior de la Ciudad de México y Valle de México, con posibilidad de extenderse a cualquier parte de la república.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8.155cm" svg:height="3.52cm" svg:x="18.317cm" svg:y="5.817cm">
          <text:p text:style-name="P7"><text:span text:style-name="T4">- Personas que tengan algún trámite jurídico en proceso o por iniciar y requieren asesoramiento legal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5.083cm" svg:height="1.588cm" svg:x="1.417cm" svg:y="11.217cm">
          <text:p text:style-name="P1"><text:span text:style-name="T1">Administradores de la Plataforma Abogabo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155cm" svg:height="1.588cm" svg:x="1.417cm" svg:y="13.317cm">
          <text:p text:style-name="P3"><text:span text:style-name="T2">Público demográfic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155cm" svg:height="1.588cm" svg:x="18.317cm" svg:y="13.317cm">
          <text:p text:style-name="P3"><text:span text:style-name="T2">Psicografí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155cm" svg:height="1.588cm" svg:x="9.917cm" svg:y="13.317cm">
          <text:p text:style-name="P3"><text:span text:style-name="T2">Ubicació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155cm" svg:height="4.498cm" svg:x="1.417cm" svg:y="15.317cm">
          <text:p text:style-name="P5"><text:span text:style-name="T3">- Personas entre 25 y 60 años.</text:span></text:p>
          <text:p text:style-name="P5"><text:span text:style-name="T3"/></text:p>
          <text:p text:style-name="P5"><text:span text:style-name="T3">- Conocimientos básicos de computación.</text:span></text:p>
          <text:p text:style-name="P5"><text:span text:style-name="T3"/></text:p>
          <text:p text:style-name="P5"><text:span text:style-name="T3">- Personas con facultades para ejercer procesos jurídicos.</text:span></text:p>
          <text:p text:style-name="P5"><text:span text:style-name="T3"/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8.155cm" svg:height="4.498cm" svg:x="9.917cm" svg:y="15.317cm">
          <text:p text:style-name="P7"><text:span text:style-name="T4">- Personas que vivan en el interior de la Ciudad de México y Valle de México, con posibilidad de extenderse a cualquier parte de la república.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8.155cm" svg:height="4.498cm" svg:x="18.317cm" svg:y="15.317cm">
          <text:p text:style-name="P7"><text:span text:style-name="T4">- Personas que laboren en el despacho del cliente.</text:span></text:p>
          <text:p text:style-name="P7"><text:span text:style-name="T4"/></text:p>
          <text:p text:style-name="P7"><text:span text:style-name="T4">- junta directiva del despacho de abogado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5.083cm" svg:height="1.588cm" svg:x="1.417cm" svg:y="21.517cm">
          <text:p text:style-name="P1"><text:span text:style-name="T1">Usuarios del despacho que utilicen la Plataforma Abogabo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155cm" svg:height="1.588cm" svg:x="1.417cm" svg:y="23.617cm">
          <text:p text:style-name="P3"><text:span text:style-name="T2">Público demográfic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155cm" svg:height="1.588cm" svg:x="18.317cm" svg:y="23.617cm">
          <text:p text:style-name="P3"><text:span text:style-name="T2">Psicografí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155cm" svg:height="1.588cm" svg:x="9.917cm" svg:y="23.617cm">
          <text:p text:style-name="P3"><text:span text:style-name="T2">Ubicació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155cm" svg:height="4.498cm" svg:x="1.417cm" svg:y="25.617cm">
          <text:p text:style-name="P5"><text:span text:style-name="T3">- Personas entre 25 y 60 años.</text:span></text:p>
          <text:p text:style-name="P5"><text:span text:style-name="T3"/></text:p>
          <text:p text:style-name="P5"><text:span text:style-name="T3">- Conocimientos básicos de computación.</text:span></text:p>
          <text:p text:style-name="P5"><text:span text:style-name="T3"/></text:p>
          <text:p text:style-name="P5"><text:span text:style-name="T3">- Personas con facultades para ejercer procesos jurídicos.</text:span></text:p>
          <text:p text:style-name="P5"><text:span text:style-name="T3"/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8.155cm" svg:height="4.498cm" svg:x="9.917cm" svg:y="25.617cm">
          <text:p text:style-name="P7"><text:span text:style-name="T4">- Personas que vivan en el interior de la Ciudad de México y Valle de México, con posibilidad de extenderse a cualquier parte de la república.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8.155cm" svg:height="4.498cm" svg:x="18.317cm" svg:y="25.617cm">
          <text:p text:style-name="P7"><text:span text:style-name="T4">- Personas que laboren en el despacho del cliente.</text:span></text:p>
          <text:p text:style-name="P7"><text:span text:style-name="T4"/></text:p>
          <text:p text:style-name="P7"><text:span text:style-name="T4">- junta directiva del despacho de abogados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 SemiBold" svg:font-family="'Montserrat SemiBold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7T14:35:50.772785445</meta:creation-date>
    <dc:date>2022-02-27T14:52:40.804953648</dc:date>
    <meta:editing-duration>PT41S</meta:editing-duration>
    <meta:editing-cycles>1</meta:editing-cycles>
    <meta:document-statistic meta:object-count="21"/>
    <meta:generator>LibreOffice/7.2.5.2.0$Linux_X86_64 LibreOffice_project/20$Build-2</meta:generator>
  </office:meta>
</office:document-meta>
</file>